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BitmasBuckets" style:family="table">
      <style:table-properties style:width="9.901cm" table:align="left"/>
    </style:style>
    <style:style style:name="BitmasBuckets.A" style:family="table-column">
      <style:table-column-properties style:column-width="2.999cm"/>
    </style:style>
    <style:style style:name="BitmasBuckets.B" style:family="table-column">
      <style:table-column-properties style:column-width="2.9cm"/>
    </style:style>
    <style:style style:name="BitmasBuckets.C" style:family="table-column">
      <style:table-column-properties style:column-width="4.002cm"/>
    </style:style>
    <style:style style:name="BitmasBuckets.A1" style:family="table-cell">
      <style:table-cell-properties fo:padding="0.097cm" fo:border-left="0.05pt solid #000000" fo:border-right="none" fo:border-top="0.05pt solid #000000" fo:border-bottom="0.05pt solid #000000"/>
    </style:style>
    <style:style style:name="BitmasBuckets.C1" style:family="table-cell">
      <style:table-cell-properties fo:padding="0.097cm" fo:border="0.05pt solid #000000"/>
    </style:style>
    <style:style style:name="BitmasBuckets.A2" style:family="table-cell">
      <style:table-cell-properties fo:padding="0.097cm" fo:border-left="0.05pt solid #000000" fo:border-right="none" fo:border-top="none" fo:border-bottom="0.05pt solid #000000"/>
    </style:style>
    <style:style style:name="BitmasBucket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9.901cm" table:align="left"/>
    </style:style>
    <style:style style:name="Table1.A" style:family="table-column">
      <style:table-column-properties style:column-width="4.449cm"/>
    </style:style>
    <style:style style:name="Table1.B" style:family="table-column">
      <style:table-column-properties style:column-width="5.45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language="en" fo:country="US" fo:font-weight="bold" officeooo:rsid="000d5569" officeooo:paragraph-rsid="000d556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en" fo:country="US" fo:font-weight="normal" officeooo:rsid="0012a307" officeooo:paragraph-rsid="0012a307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language="en" fo:country="US" fo:font-weight="normal" officeooo:rsid="002203f2" officeooo:paragraph-rsid="002203f2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language="en" fo:country="US" fo:font-weight="normal" officeooo:rsid="001e0254" officeooo:paragraph-rsid="001c6298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language="en" fo:country="US" officeooo:rsid="00213a5f" officeooo:paragraph-rsid="00213a5f"/>
    </style:style>
    <style:style style:name="P6" style:family="paragraph" style:parent-style-name="Standard">
      <style:paragraph-properties fo:text-align="start" style:justify-single-word="false"/>
      <style:text-properties fo:language="en" fo:country="US" officeooo:rsid="00287d37" officeooo:paragraph-rsid="0026fd51"/>
    </style:style>
    <style:style style:name="P7" style:family="paragraph" style:parent-style-name="Standard">
      <style:paragraph-properties fo:text-align="start" style:justify-single-word="false"/>
      <style:text-properties fo:language="en" fo:country="US" officeooo:rsid="002c9f5e" officeooo:paragraph-rsid="002c9f5e"/>
    </style:style>
    <style:style style:name="P8" style:family="paragraph" style:parent-style-name="Standard">
      <style:paragraph-properties fo:text-align="center" style:justify-single-word="false"/>
      <style:text-properties fo:language="el" fo:country="GR" fo:font-weight="bold" officeooo:rsid="000d5569" officeooo:paragraph-rsid="000d5569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language="el" fo:country="GR" fo:font-weight="bold" officeooo:rsid="000d5569" officeooo:paragraph-rsid="000d5569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language="el" fo:country="GR" fo:font-weight="normal" officeooo:rsid="000d5569" officeooo:paragraph-rsid="000d5569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el" fo:country="GR" fo:font-weight="normal" officeooo:rsid="000ff7ed" officeooo:paragraph-rsid="0012a307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language="el" fo:country="GR" fo:font-weight="normal" officeooo:rsid="000ff7ed" officeooo:paragraph-rsid="001a7f52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language="el" fo:country="GR" fo:font-weight="normal" officeooo:rsid="000ff7ed" officeooo:paragraph-rsid="001a9e6a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language="el" fo:country="GR" fo:font-weight="normal" officeooo:rsid="000ff7ed" officeooo:paragraph-rsid="002203f2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language="el" fo:country="GR" fo:font-weight="normal" officeooo:rsid="00190446" officeooo:paragraph-rsid="00190446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language="el" fo:country="GR" fo:font-weight="normal" officeooo:rsid="001c6298" officeooo:paragraph-rsid="001c6298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language="el" fo:country="GR" fo:font-weight="normal" officeooo:rsid="001fe80f" officeooo:paragraph-rsid="001fe80f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language="el" fo:country="GR" officeooo:rsid="0026fd51" officeooo:paragraph-rsid="0026fd51"/>
    </style:style>
    <style:style style:name="P19" style:family="paragraph" style:parent-style-name="Standard">
      <style:paragraph-properties fo:text-align="start" style:justify-single-word="false"/>
      <style:text-properties fo:language="el" fo:country="GR" officeooo:rsid="00287d37" officeooo:paragraph-rsid="002b5dc3"/>
    </style:style>
    <style:style style:name="P20" style:family="paragraph" style:parent-style-name="Standard">
      <style:paragraph-properties fo:text-align="start" style:justify-single-word="false"/>
      <style:text-properties fo:language="el" fo:country="GR" officeooo:rsid="002c9f5e" officeooo:paragraph-rsid="002c9f5e"/>
    </style:style>
    <style:style style:name="P21" style:family="paragraph" style:parent-style-name="Standard">
      <style:paragraph-properties fo:text-align="start" style:justify-single-word="false"/>
      <style:text-properties fo:language="el" fo:country="GR" officeooo:rsid="002c9f5e" officeooo:paragraph-rsid="00403a51"/>
    </style:style>
    <style:style style:name="P22" style:family="paragraph" style:parent-style-name="Standard">
      <style:paragraph-properties fo:text-align="start" style:justify-single-word="false"/>
      <style:text-properties fo:language="el" fo:country="GR" officeooo:rsid="002dbd55" officeooo:paragraph-rsid="002dbd55"/>
    </style:style>
    <style:style style:name="P23" style:family="paragraph" style:parent-style-name="Standard">
      <style:paragraph-properties fo:text-align="start" style:justify-single-word="false"/>
      <style:text-properties fo:language="el" fo:country="GR" officeooo:rsid="002f44a7" officeooo:paragraph-rsid="002f44a7"/>
    </style:style>
    <style:style style:name="P24" style:family="paragraph" style:parent-style-name="Standard">
      <style:paragraph-properties fo:text-align="start" style:justify-single-word="false"/>
      <style:text-properties fo:language="el" fo:country="GR" officeooo:rsid="002f44a7" officeooo:paragraph-rsid="0034d4cf"/>
    </style:style>
    <style:style style:name="P25" style:family="paragraph" style:parent-style-name="Standard">
      <style:paragraph-properties fo:text-align="start" style:justify-single-word="false"/>
      <style:text-properties fo:language="el" fo:country="GR" officeooo:rsid="002f44a7" officeooo:paragraph-rsid="0035527d"/>
    </style:style>
    <style:style style:name="P26" style:family="paragraph" style:parent-style-name="Standard">
      <style:paragraph-properties fo:text-align="start" style:justify-single-word="false"/>
      <style:text-properties fo:language="el" fo:country="GR" officeooo:rsid="00382e3a" officeooo:paragraph-rsid="00382e3a"/>
    </style:style>
    <style:style style:name="P27" style:family="paragraph" style:parent-style-name="Standard">
      <style:paragraph-properties fo:text-align="start" style:justify-single-word="false"/>
      <style:text-properties fo:language="el" fo:country="GR" officeooo:rsid="003a88ee" officeooo:paragraph-rsid="003a88ee"/>
    </style:style>
    <style:style style:name="P28" style:family="paragraph" style:parent-style-name="Standard">
      <style:paragraph-properties fo:text-align="start" style:justify-single-word="false"/>
      <style:text-properties fo:language="el" fo:country="GR" officeooo:rsid="003d79eb" officeooo:paragraph-rsid="003d79eb"/>
    </style:style>
    <style:style style:name="P29" style:family="paragraph" style:parent-style-name="Standard">
      <style:paragraph-properties fo:text-align="start" style:justify-single-word="false"/>
      <style:text-properties fo:language="el" fo:country="GR" officeooo:rsid="00403a51" officeooo:paragraph-rsid="00403a51"/>
    </style:style>
    <style:style style:name="P30" style:family="paragraph" style:parent-style-name="Standard">
      <style:paragraph-properties fo:text-align="start" style:justify-single-word="false"/>
      <style:text-properties style:font-name="DejaVu Sans" fo:font-size="10pt" fo:language="el" fo:country="GR" officeooo:rsid="002f44a7" officeooo:paragraph-rsid="002f44a7" style:font-size-asian="8.75pt" style:font-size-complex="10pt"/>
    </style:style>
    <style:style style:name="P31" style:family="paragraph" style:parent-style-name="Standard">
      <style:paragraph-properties fo:text-align="start" style:justify-single-word="false"/>
      <style:text-properties style:font-name="DejaVu Sans" fo:font-size="10pt" fo:language="el" fo:country="GR" officeooo:rsid="002f44a7" officeooo:paragraph-rsid="0033285f" style:font-size-asian="8.75pt" style:font-size-complex="10pt"/>
    </style:style>
    <style:style style:name="P32" style:family="paragraph" style:parent-style-name="Standard">
      <style:paragraph-properties fo:text-align="start" style:justify-single-word="false"/>
      <style:text-properties style:font-name="DejaVu Sans" fo:font-size="10pt" fo:language="el" fo:country="GR" officeooo:rsid="002f44a7" officeooo:paragraph-rsid="00334e51" style:font-size-asian="8.75pt" style:font-size-complex="10pt"/>
    </style:style>
    <style:style style:name="P33" style:family="paragraph" style:parent-style-name="Standard">
      <style:paragraph-properties fo:text-align="start" style:justify-single-word="false"/>
      <style:text-properties style:font-name="DejaVu Sans" fo:font-size="10pt" fo:language="el" fo:country="GR" officeooo:rsid="002f44a7" officeooo:paragraph-rsid="0034d4cf" style:font-size-asian="8.75pt" style:font-size-complex="10pt"/>
    </style:style>
    <style:style style:name="P34" style:family="paragraph" style:parent-style-name="Standard">
      <style:paragraph-properties fo:text-align="start" style:justify-single-word="false"/>
      <style:text-properties style:font-name="DejaVu Sans" fo:font-size="10pt" fo:language="el" fo:country="GR" officeooo:rsid="002f44a7" officeooo:paragraph-rsid="0035527d" style:font-size-asian="8.75pt" style:font-size-complex="10pt"/>
    </style:style>
    <style:style style:name="P35" style:family="paragraph" style:parent-style-name="Standard">
      <style:paragraph-properties fo:text-align="start" style:justify-single-word="false"/>
      <style:text-properties style:font-name="DejaVu Sans" fo:font-size="10pt" fo:language="el" fo:country="GR" officeooo:rsid="002f44a7" officeooo:paragraph-rsid="0036276a" style:font-size-asian="8.75pt" style:font-size-complex="10pt"/>
    </style:style>
    <style:style style:name="P36" style:family="paragraph" style:parent-style-name="Standard">
      <style:paragraph-properties fo:text-align="start" style:justify-single-word="false"/>
      <style:text-properties style:font-name="DejaVu Sans" fo:font-size="10pt" fo:language="el" fo:country="GR" officeooo:rsid="002f44a7" officeooo:paragraph-rsid="0036ba1e" style:font-size-asian="8.75pt" style:font-size-complex="10pt"/>
    </style:style>
    <style:style style:name="P37" style:family="paragraph" style:parent-style-name="Standard">
      <style:paragraph-properties fo:text-align="start" style:justify-single-word="false"/>
      <style:text-properties style:font-name="DejaVu Sans" fo:font-size="10pt" fo:language="el" fo:country="GR" officeooo:rsid="003068a4" officeooo:paragraph-rsid="002f44a7" style:font-size-asian="8.75pt" style:font-size-complex="10pt"/>
    </style:style>
    <style:style style:name="P38" style:family="paragraph" style:parent-style-name="Standard">
      <style:paragraph-properties fo:text-align="start" style:justify-single-word="false"/>
      <style:text-properties style:font-name="DejaVu Sans" fo:font-size="10pt" fo:language="el" fo:country="GR" officeooo:rsid="003068a4" officeooo:paragraph-rsid="003068a4" style:font-size-asian="8.75pt" style:font-size-complex="10pt"/>
    </style:style>
    <style:style style:name="P39" style:family="paragraph" style:parent-style-name="Standard">
      <style:paragraph-properties fo:text-align="start" style:justify-single-word="false"/>
      <style:text-properties style:font-name="DejaVu Sans" fo:font-size="10pt" fo:language="en" fo:country="US" officeooo:rsid="00334e51" officeooo:paragraph-rsid="00334e51" style:font-size-asian="8.75pt" style:font-size-complex="10pt"/>
    </style:style>
    <style:style style:name="P40" style:family="paragraph" style:parent-style-name="Standard">
      <style:paragraph-properties fo:text-align="start" style:justify-single-word="false"/>
      <style:text-properties style:use-window-font-color="true" style:font-name="DejaVu Sans" fo:font-size="10pt" fo:language="el" fo:country="GR" officeooo:rsid="0036276a" officeooo:paragraph-rsid="0036276a" style:font-size-asian="8.75pt" style:font-size-complex="10pt"/>
    </style:style>
    <style:style style:name="P41" style:family="paragraph" style:parent-style-name="Standard">
      <style:paragraph-properties fo:text-align="start" style:justify-single-word="false"/>
      <style:text-properties style:use-window-font-color="true" style:font-name="DejaVu Sans" fo:font-size="10pt" fo:language="en" fo:country="US" officeooo:rsid="0036276a" officeooo:paragraph-rsid="0036276a" style:font-size-asian="8.75pt" style:font-size-complex="10pt"/>
    </style:style>
    <style:style style:name="P42" style:family="paragraph" style:parent-style-name="Standard">
      <style:paragraph-properties fo:text-align="start" style:justify-single-word="false"/>
      <style:text-properties fo:color="#006c3b" fo:language="el" fo:country="GR" officeooo:rsid="002f44a7" officeooo:paragraph-rsid="0034d4cf"/>
    </style:style>
    <style:style style:name="P43" style:family="paragraph" style:parent-style-name="Standard">
      <style:paragraph-properties fo:text-align="start" style:justify-single-word="false" fo:break-before="page"/>
      <style:text-properties fo:language="el" fo:country="GR" officeooo:rsid="00403a51" officeooo:paragraph-rsid="00403a51"/>
    </style:style>
    <style:style style:name="P44" style:family="paragraph" style:parent-style-name="Table_20_Contents">
      <style:paragraph-properties fo:text-align="start" style:justify-single-word="false"/>
      <style:text-properties fo:language="en" fo:country="US" officeooo:rsid="003d79eb" officeooo:paragraph-rsid="003d79eb"/>
    </style:style>
    <style:style style:name="P45" style:family="paragraph" style:parent-style-name="Table_20_Contents">
      <style:paragraph-properties fo:text-align="start" style:justify-single-word="false"/>
      <style:text-properties fo:language="en" fo:country="US" officeooo:rsid="003d79eb" officeooo:paragraph-rsid="00403a51"/>
    </style:style>
    <style:style style:name="P46" style:family="paragraph" style:parent-style-name="Table_20_Contents">
      <style:paragraph-properties fo:text-align="start" style:justify-single-word="false"/>
      <style:text-properties fo:language="en" fo:country="US" officeooo:rsid="003e69ae" officeooo:paragraph-rsid="003e69ae"/>
    </style:style>
    <style:style style:name="P47" style:family="paragraph" style:parent-style-name="Table_20_Contents">
      <style:paragraph-properties fo:text-align="start" style:justify-single-word="false"/>
      <style:text-properties fo:language="en" fo:country="US" officeooo:rsid="00403a51" officeooo:paragraph-rsid="00403a51"/>
    </style:style>
    <style:style style:name="P48" style:family="paragraph" style:parent-style-name="Table_20_Contents">
      <style:paragraph-properties fo:text-align="start" style:justify-single-word="false"/>
      <style:text-properties fo:language="el" fo:country="GR" officeooo:rsid="00403a51" officeooo:paragraph-rsid="00403a51"/>
    </style:style>
    <style:style style:name="P49" style:family="paragraph" style:parent-style-name="Table_20_Heading">
      <style:text-properties fo:language="en" fo:country="US" officeooo:rsid="003d79eb" officeooo:paragraph-rsid="003d79eb"/>
    </style:style>
    <style:style style:name="P50" style:family="paragraph" style:parent-style-name="Table_20_Heading">
      <style:text-properties fo:language="en" fo:country="US" officeooo:rsid="003d79eb" officeooo:paragraph-rsid="00403a51"/>
    </style:style>
    <style:style style:name="P51" style:family="paragraph" style:parent-style-name="Table_20_Heading">
      <style:text-properties fo:language="en" fo:country="US" officeooo:rsid="00403a51" officeooo:paragraph-rsid="00403a51"/>
    </style:style>
    <style:style style:name="P52" style:family="paragraph" style:parent-style-name="Standard" style:list-style-name="L1">
      <style:paragraph-properties fo:text-align="start" style:justify-single-word="false"/>
      <style:text-properties fo:language="en" fo:country="US" fo:font-weight="normal" officeooo:rsid="0012a307" officeooo:paragraph-rsid="0012a307" style:font-weight-asian="normal" style:font-weight-complex="normal"/>
    </style:style>
    <style:style style:name="P53" style:family="paragraph" style:parent-style-name="Standard" style:list-style-name="L3">
      <style:paragraph-properties fo:text-align="start" style:justify-single-word="false"/>
      <style:text-properties fo:language="en" fo:country="US" fo:font-weight="normal" officeooo:rsid="0023f7d7" officeooo:paragraph-rsid="0023f7d7" style:font-weight-asian="normal" style:font-weight-complex="normal"/>
    </style:style>
    <style:style style:name="P54" style:family="paragraph" style:parent-style-name="Standard" style:list-style-name="L4">
      <style:paragraph-properties fo:text-align="start" style:justify-single-word="false"/>
      <style:text-properties fo:language="en" fo:country="US" fo:font-weight="normal" officeooo:rsid="001fe80f" officeooo:paragraph-rsid="001fe80f" style:font-weight-asian="normal" style:font-weight-complex="normal"/>
    </style:style>
    <style:style style:name="P55" style:family="paragraph" style:parent-style-name="Standard" style:list-style-name="L4">
      <style:paragraph-properties fo:text-align="start" style:justify-single-word="false"/>
      <style:text-properties fo:language="en" fo:country="US" fo:font-weight="normal" officeooo:rsid="00213a5f" officeooo:paragraph-rsid="00213a5f" style:font-weight-asian="normal" style:font-weight-complex="normal"/>
    </style:style>
    <style:style style:name="P56" style:family="paragraph" style:parent-style-name="Standard" style:list-style-name="L2">
      <style:paragraph-properties fo:text-align="start" style:justify-single-word="false"/>
      <style:text-properties fo:language="en" fo:country="US" officeooo:rsid="0016d7c3" officeooo:paragraph-rsid="0016d7c3"/>
    </style:style>
    <style:style style:name="P57" style:family="paragraph" style:parent-style-name="Standard" style:list-style-name="L4">
      <style:paragraph-properties fo:text-align="start" style:justify-single-word="false"/>
      <style:text-properties fo:language="en" fo:country="US" officeooo:rsid="00213a5f" officeooo:paragraph-rsid="00213a5f"/>
    </style:style>
    <style:style style:name="P58" style:family="paragraph" style:parent-style-name="Standard" style:list-style-name="L1">
      <style:paragraph-properties fo:text-align="start" style:justify-single-word="false"/>
      <style:text-properties officeooo:paragraph-rsid="0016d7c3"/>
    </style:style>
    <style:style style:name="P59" style:family="paragraph" style:parent-style-name="Standard" style:list-style-name="L2">
      <style:paragraph-properties fo:text-align="start" style:justify-single-word="false"/>
      <style:text-properties officeooo:paragraph-rsid="00190446"/>
    </style:style>
    <style:style style:name="P60" style:family="paragraph" style:parent-style-name="Standard" style:list-style-name="L4">
      <style:paragraph-properties fo:text-align="start" style:justify-single-word="false"/>
      <style:text-properties officeooo:paragraph-rsid="00213a5f"/>
    </style:style>
    <style:style style:name="P61" style:family="paragraph" style:parent-style-name="Standard">
      <style:paragraph-properties fo:text-align="start" style:justify-single-word="false"/>
      <style:text-properties fo:language="el" fo:country="GR" officeooo:rsid="002c9f5e" officeooo:paragraph-rsid="002c9f5e"/>
    </style:style>
    <style:style style:name="P62" style:family="paragraph" style:parent-style-name="Standard">
      <style:paragraph-properties fo:text-align="start" style:justify-single-word="false"/>
      <style:text-properties fo:language="el" fo:country="GR" officeooo:rsid="0040cf51" officeooo:paragraph-rsid="0040cf51"/>
    </style:style>
    <style:style style:name="P63" style:family="paragraph" style:parent-style-name="Standard">
      <style:paragraph-properties fo:text-align="start" style:justify-single-word="false"/>
      <style:text-properties fo:language="el" fo:country="GR" officeooo:rsid="003a88ee" officeooo:paragraph-rsid="003a88ee"/>
    </style:style>
    <style:style style:name="P64" style:family="paragraph" style:parent-style-name="Standard">
      <style:paragraph-properties fo:text-align="start" style:justify-single-word="false"/>
      <style:text-properties fo:language="el" fo:country="GR" officeooo:rsid="00452b6a" officeooo:paragraph-rsid="00452b6a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e2277"/>
    </style:style>
    <style:style style:name="T3" style:family="text">
      <style:text-properties fo:language="en" fo:country="US" officeooo:rsid="000ff7ed"/>
    </style:style>
    <style:style style:name="T4" style:family="text">
      <style:text-properties fo:language="en" fo:country="US" officeooo:rsid="00110d50"/>
    </style:style>
    <style:style style:name="T5" style:family="text">
      <style:text-properties fo:language="en" fo:country="US" officeooo:rsid="001147a2"/>
    </style:style>
    <style:style style:name="T6" style:family="text">
      <style:text-properties fo:language="en" fo:country="US" officeooo:rsid="0012a307"/>
    </style:style>
    <style:style style:name="T7" style:family="text">
      <style:text-properties fo:language="en" fo:country="US" fo:font-weight="normal" officeooo:rsid="0012a307" style:font-weight-asian="normal" style:font-weight-complex="normal"/>
    </style:style>
    <style:style style:name="T8" style:family="text">
      <style:text-properties fo:language="en" fo:country="US" fo:font-weight="normal" officeooo:rsid="0013f22c" style:font-weight-asian="normal" style:font-weight-complex="normal"/>
    </style:style>
    <style:style style:name="T9" style:family="text">
      <style:text-properties fo:language="en" fo:country="US" fo:font-weight="normal" officeooo:rsid="001605fa" style:font-weight-asian="normal" style:font-weight-complex="normal"/>
    </style:style>
    <style:style style:name="T10" style:family="text">
      <style:text-properties fo:language="en" fo:country="US" fo:font-weight="normal" officeooo:rsid="00213a5f" style:font-weight-asian="normal" style:font-weight-complex="normal"/>
    </style:style>
    <style:style style:name="T11" style:family="text">
      <style:text-properties fo:language="en" fo:country="US" officeooo:rsid="001605fa"/>
    </style:style>
    <style:style style:name="T12" style:family="text">
      <style:text-properties fo:language="en" fo:country="US" officeooo:rsid="001a7f52"/>
    </style:style>
    <style:style style:name="T13" style:family="text">
      <style:text-properties fo:language="en" fo:country="US" officeooo:rsid="001a9e6a"/>
    </style:style>
    <style:style style:name="T14" style:family="text">
      <style:text-properties fo:language="en" fo:country="US" officeooo:rsid="001e0254"/>
    </style:style>
    <style:style style:name="T15" style:family="text">
      <style:text-properties fo:language="en" fo:country="US" officeooo:rsid="00213a5f"/>
    </style:style>
    <style:style style:name="T16" style:family="text">
      <style:text-properties fo:language="en" fo:country="US" officeooo:rsid="002203f2"/>
    </style:style>
    <style:style style:name="T17" style:family="text">
      <style:text-properties fo:language="en" fo:country="US" officeooo:rsid="00287d37"/>
    </style:style>
    <style:style style:name="T18" style:family="text">
      <style:text-properties fo:language="en" fo:country="US" officeooo:rsid="00296df6"/>
    </style:style>
    <style:style style:name="T19" style:family="text">
      <style:text-properties fo:language="en" fo:country="US" officeooo:rsid="002b5dc3"/>
    </style:style>
    <style:style style:name="T20" style:family="text">
      <style:text-properties fo:language="en" fo:country="US" officeooo:rsid="0033285f"/>
    </style:style>
    <style:style style:name="T21" style:family="text">
      <style:text-properties fo:language="en" fo:country="US" officeooo:rsid="00334e51"/>
    </style:style>
    <style:style style:name="T22" style:family="text">
      <style:text-properties fo:language="en" fo:country="US" officeooo:rsid="0034d4cf"/>
    </style:style>
    <style:style style:name="T23" style:family="text">
      <style:text-properties fo:language="en" fo:country="US" officeooo:rsid="0035527d"/>
    </style:style>
    <style:style style:name="T24" style:family="text">
      <style:text-properties fo:language="en" fo:country="US" officeooo:rsid="0036276a"/>
    </style:style>
    <style:style style:name="T25" style:family="text">
      <style:text-properties fo:language="en" fo:country="US" officeooo:rsid="00372755"/>
    </style:style>
    <style:style style:name="T26" style:family="text">
      <style:text-properties fo:language="en" fo:country="US" officeooo:rsid="0039ae54"/>
    </style:style>
    <style:style style:name="T27" style:family="text">
      <style:text-properties fo:language="en" fo:country="US" officeooo:rsid="003b9949"/>
    </style:style>
    <style:style style:name="T28" style:family="text">
      <style:text-properties fo:language="en" fo:country="US" officeooo:rsid="003a88ee"/>
    </style:style>
    <style:style style:name="T29" style:family="text">
      <style:text-properties fo:language="en" fo:country="US" officeooo:rsid="0040cf51"/>
    </style:style>
    <style:style style:name="T30" style:family="text">
      <style:text-properties fo:language="en" fo:country="US" officeooo:rsid="00420bad"/>
    </style:style>
    <style:style style:name="T31" style:family="text">
      <style:text-properties fo:language="en" fo:country="US" officeooo:rsid="0043e6a8"/>
    </style:style>
    <style:style style:name="T32" style:family="text">
      <style:text-properties officeooo:rsid="000e2277"/>
    </style:style>
    <style:style style:name="T33" style:family="text">
      <style:text-properties officeooo:rsid="000ff7ed"/>
    </style:style>
    <style:style style:name="T34" style:family="text">
      <style:text-properties officeooo:rsid="00110d50"/>
    </style:style>
    <style:style style:name="T35" style:family="text">
      <style:text-properties fo:language="el" fo:country="GR" fo:font-weight="normal" style:font-weight-asian="normal" style:font-weight-complex="normal"/>
    </style:style>
    <style:style style:name="T36" style:family="text">
      <style:text-properties fo:language="el" fo:country="GR" fo:font-weight="normal" officeooo:rsid="0012a307" style:font-weight-asian="normal" style:font-weight-complex="normal"/>
    </style:style>
    <style:style style:name="T37" style:family="text">
      <style:text-properties fo:language="el" fo:country="GR" fo:font-weight="normal" officeooo:rsid="001767f7" style:font-weight-asian="normal" style:font-weight-complex="normal"/>
    </style:style>
    <style:style style:name="T38" style:family="text">
      <style:text-properties fo:language="el" fo:country="GR" fo:font-weight="normal" officeooo:rsid="0013f22c" style:font-weight-asian="normal" style:font-weight-complex="normal"/>
    </style:style>
    <style:style style:name="T39" style:family="text">
      <style:text-properties officeooo:rsid="001147a2"/>
    </style:style>
    <style:style style:name="T40" style:family="text">
      <style:text-properties officeooo:rsid="0012a307"/>
    </style:style>
    <style:style style:name="T41" style:family="text">
      <style:text-properties officeooo:rsid="0014e74d"/>
    </style:style>
    <style:style style:name="T42" style:family="text">
      <style:text-properties officeooo:rsid="001605fa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12a307" style:font-weight-asian="normal" style:font-weight-complex="normal"/>
    </style:style>
    <style:style style:name="T45" style:family="text">
      <style:text-properties fo:font-weight="normal" officeooo:rsid="001767f7" style:font-weight-asian="normal" style:font-weight-complex="normal"/>
    </style:style>
    <style:style style:name="T46" style:family="text">
      <style:text-properties officeooo:rsid="00190446"/>
    </style:style>
    <style:style style:name="T47" style:family="text">
      <style:text-properties officeooo:rsid="001a7f52"/>
    </style:style>
    <style:style style:name="T48" style:family="text">
      <style:text-properties officeooo:rsid="001a9e6a"/>
    </style:style>
    <style:style style:name="T49" style:family="text">
      <style:text-properties officeooo:rsid="001e0254"/>
    </style:style>
    <style:style style:name="T50" style:family="text">
      <style:text-properties officeooo:rsid="001fe80f"/>
    </style:style>
    <style:style style:name="T51" style:family="text">
      <style:text-properties officeooo:rsid="00213a5f"/>
    </style:style>
    <style:style style:name="T52" style:family="text">
      <style:text-properties officeooo:rsid="002203f2"/>
    </style:style>
    <style:style style:name="T53" style:family="text">
      <style:text-properties officeooo:rsid="00287d37"/>
    </style:style>
    <style:style style:name="T54" style:family="text">
      <style:text-properties officeooo:rsid="00296df6"/>
    </style:style>
    <style:style style:name="T55" style:family="text">
      <style:text-properties officeooo:rsid="002b5dc3"/>
    </style:style>
    <style:style style:name="T56" style:family="text">
      <style:text-properties style:font-name="DejaVu Sans" fo:font-size="10pt" style:font-size-asian="8.75pt" style:font-size-complex="10pt"/>
    </style:style>
    <style:style style:name="T57" style:family="text">
      <style:text-properties style:font-name="DejaVu Sans" fo:font-size="10pt" officeooo:rsid="003068a4" style:font-size-asian="8.75pt" style:font-size-complex="10pt"/>
    </style:style>
    <style:style style:name="T58" style:family="text">
      <style:text-properties style:font-name="DejaVu Sans" fo:font-size="10pt" fo:language="en" fo:country="US" officeooo:rsid="0033285f" style:font-size-asian="8.75pt" style:font-size-complex="10pt"/>
    </style:style>
    <style:style style:name="T59" style:family="text">
      <style:text-properties style:font-name="DejaVu Sans" fo:font-size="10pt" fo:language="en" fo:country="US" officeooo:rsid="0035527d" style:font-size-asian="8.75pt" style:font-size-complex="10pt"/>
    </style:style>
    <style:style style:name="T60" style:family="text">
      <style:text-properties fo:color="#006c3b"/>
    </style:style>
    <style:style style:name="T61" style:family="text">
      <style:text-properties fo:color="#006c3b" fo:language="en" fo:country="US" officeooo:rsid="0033285f"/>
    </style:style>
    <style:style style:name="T62" style:family="text">
      <style:text-properties fo:color="#006c3b" fo:language="en" fo:country="US" officeooo:rsid="0034d4cf"/>
    </style:style>
    <style:style style:name="T63" style:family="text">
      <style:text-properties fo:color="#006c3b" fo:language="en" fo:country="US" officeooo:rsid="0036276a"/>
    </style:style>
    <style:style style:name="T64" style:family="text">
      <style:text-properties fo:color="#006c3b" fo:language="en" fo:country="US" officeooo:rsid="0036ba1e"/>
    </style:style>
    <style:style style:name="T65" style:family="text">
      <style:text-properties fo:color="#006c3b" style:font-name="DejaVu Sans" fo:font-size="10pt" style:font-size-asian="8.75pt" style:font-size-complex="10pt"/>
    </style:style>
    <style:style style:name="T66" style:family="text">
      <style:text-properties fo:color="#006c3b" style:font-name="DejaVu Sans" fo:font-size="10pt" fo:language="en" fo:country="US" officeooo:rsid="0034d4cf" style:font-size-asian="8.75pt" style:font-size-complex="10pt"/>
    </style:style>
    <style:style style:name="T67" style:family="text">
      <style:text-properties officeooo:rsid="002f44a7"/>
    </style:style>
    <style:style style:name="T68" style:family="text">
      <style:text-properties officeooo:rsid="0039ae54"/>
    </style:style>
    <style:style style:name="T69" style:family="text">
      <style:text-properties officeooo:rsid="003b9949"/>
    </style:style>
    <style:style style:name="T70" style:family="text">
      <style:text-properties officeooo:rsid="00403a51"/>
    </style:style>
    <style:style style:name="T71" style:family="text">
      <style:text-properties officeooo:rsid="003a88ee"/>
    </style:style>
    <style:style style:name="T72" style:family="text">
      <style:text-properties officeooo:rsid="0040cf51"/>
    </style:style>
    <style:style style:name="T73" style:family="text">
      <style:text-properties officeooo:rsid="00420bad"/>
    </style:style>
    <style:style style:name="T74" style:family="text">
      <style:text-properties officeooo:rsid="0043e6a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Πάρις-Ιωάννης Μπρέντας</text:p>
      <text:p text:style-name="P1"><text:a xlink:type="simple" xlink:href="mailto:sdi1100070@di.uoa.gr" text:style-name="Internet_20_link" text:visited-style-name="Visited_20_Internet_20_Link">sdi1100070@di.uoa.gr</text:a></text:p>
      <text:p text:style-name="P1"/>
      <text:p text:style-name="P8">Ανάπτυξη λογισμικού για Πληροφοριακά Συστήματα</text:p>
      <text:p text:style-name="P8"/>
      <text:p text:style-name="P10">Το πρ<text:span text:style-name="T32">όγραμμα ξεκινά φορτώνοντας τα αρχεία με τους πίνακες. Το </text:span><text:span text:style-name="T2">path </text:span><text:span text:style-name="T32">κάθε αρχείου δίνεται σε μία γραμμή στο </text:span><text:span text:style-name="T2">standard input. </text:span><text:span text:style-name="T32">Κάθε αρχείο φορτώνεται με </text:span><text:span text:style-name="T2">mmap </text:span><text:span text:style-name="T32">στην μνήμη. Επίσης γίνονται δύο </text:span><text:span text:style-name="T2">pass </text:span><text:span text:style-name="T32">σε κάθε στήλη, ένα για να βρεθεί η μέγιστη και ελάχιστη τιμή και ένα για να βρεθούν οι μοναδικές τιμές. Οι μοναδικές τιμές υπολογίζονται μέσω ενός </text:span><text:span text:style-name="T3">boolean </text:span><text:span text:style-name="T33">πίνακα με μήκος όσο η απόσταση μεταξύ μέγιστης και ελάχιστης τιμής. Αν η μέγιστη και ελάχιστη τιμή έχουν πολύ μεγάλη απόσταση, χρησιμοποιείται ένα </text:span><text:span text:style-name="T2">temp </text:span><text:span text:style-name="T32">αρχείο για την αποθήκευση του </text:span><text:span text:style-name="T5">boolean </text:span><text:span text:style-name="T39">πίνακα το οποίο γίνεται </text:span><text:span text:style-name="T2">mmap </text:span><text:span text:style-name="T32">στην μνήμη.</text:span><text:span text:style-name="T2"> </text:span><text:span text:style-name="T32">Όταν δοθούν όλα τα αρχεία δίνεται η λέξη “</text:span><text:span text:style-name="T2">Done” </text:span><text:span text:style-name="T32">στο </text:span><text:span text:style-name="T2">standard input </text:span><text:span text:style-name="T32">και το πρόγραμμα περνάει στην επόμενη φάση. Το </text:span><text:span text:style-name="T4">parsing </text:span><text:span text:style-name="T34">συμβαίνει στο αρχείο </text:span><text:span text:style-name="T4">part_1.cpp. </text:span><text:span text:style-name="T34">Οι πίνακες φορτώνονται από το </text:span><text:span text:style-name="T4">TableLoader </text:span><text:span text:style-name="T34">σε </text:span><text:span text:style-name="T4">Table. </text:span><text:span text:style-name="T34">Τα στατιστικά για κάθε πίνακα αποθηκεύονται στην δομή </text:span><text:span text:style-name="T4">MultipleColumnStats </text:span><text:span text:style-name="T34">η οποία αποτελείται από </text:span><text:span text:style-name="T4">ColumnStat.</text:span></text:p>
      <text:p text:style-name="P10"/>
      <text:p text:style-name="P11">Στην επόμενη φάση το πρόγραμμα λαμβάνει σε κάθε γραμμή ένα <text:span text:style-name="T1">Join. </text:span>Στο πρώτο κομμάτι παίρνει τους πίνακες, <text:span text:style-name="T40">τους οποίους αποθηκεύει σε έναν απλό πίνακα </text:span><text:span text:style-name="T6">tables</text:span><text:span text:style-name="T40">, όπου κάθε κελί περιέχει τον αριθμό του κάθε πίνακα.</text:span> </text:p>
      <text:p text:style-name="P11"/>
      <text:p text:style-name="P11"><text:span text:style-name="T40">Στην συνέχεια παίρνει</text:span> τις σχέσεις <text:span text:style-name="T42">οι οποίες χωρίζονται σε </text:span><text:span text:style-name="T11">JoinRelation </text:span><text:span text:style-name="T42">και </text:span><text:span text:style-name="T11">Filter</text:span>. <text:span text:style-name="T40">Ως </text:span><text:span text:style-name="T11">JoinRelation</text:span><text:span text:style-name="T40"> λογίζεται ένα </text:span><text:span text:style-name="T6">string </text:span><text:span text:style-name="T40">της μορφής “</text:span><text:span text:style-name="T6">a.x=b.y” </text:span><text:span text:style-name="T41">(όπου</text:span><text:span text:style-name="T6"> a!=b).</text:span> <text:span text:style-name="T42">Οποιαδήποτε άλλη σχέση είναι φίλτρο.</text:span><text:span text:style-name="T6"> </text:span><text:span text:style-name="T42">Κάθε φορά που γίνεται </text:span><text:span text:style-name="T11">parse </text:span><text:span text:style-name="T42">ένα φίλτρο συγκρίνεται με όλα τα προηγούμενα φίλτρα για να δούμε αν μπορεί να συνδυαστεί με αυτά. Για την αποθήκευση των φίλτρων χρησιμοποιείται μία πολυμορφική ιεραρχία με την παρακάτω μορφή:</text:span></text:p>
      <text:list xml:id="list2289415318" text:style-name="L1">
        <text:list-item>
          <text:p text:style-name="P52">Filter (<text:span text:style-name="T50">abstract</text:span>)</text:p>
          <text:list>
            <text:list-item>
              <text:p text:style-name="P52">FilterRange</text:p>
            </text:list-item>
            <text:list-item>
              <text:p text:style-name="P52">FilterSameTable</text:p>
            </text:list-item>
            <text:list-item>
              <text:p text:style-name="P52">FilterNumericValue (<text:span text:style-name="T50">abstract</text:span>)</text:p>
              <text:list>
                <text:list-item>
                  <text:p text:style-name="P52">FilterEquals</text:p>
                </text:list-item>
                <text:list-item>
                  <text:p text:style-name="P52">FilterGreater</text:p>
                </text:list-item>
                <text:list-item>
                  <text:p text:style-name="P52">FilterLesser</text:p>
                </text:list-item>
              </text:list>
            </text:list-item>
          </text:list>
        </text:list-item>
      </text:list>
      <text:p text:style-name="P15">Συγκεκριμένα:</text:p>
      <text:list xml:id="list131434662354182" text:continue-numbering="true" text:style-name="L1">
        <text:list-item>
          <text:p text:style-name="P58"><text:span text:style-name="T36">Το </text:span><text:span text:style-name="T7">Filter </text:span><text:span text:style-name="T36">μας δίνει το βασικό </text:span><text:span text:style-name="T7">interface: </text:span></text:p>
        </text:list-item>
      </text:list>
      <text:list xml:id="list1798565626" text:style-name="L2">
        <text:list-item>
          <text:list>
            <text:list-item>
              <text:p text:style-name="P56"><text:span text:style-name="T44">p</text:span><text:span text:style-name="T43">assesFilter: </text:span><text:span text:style-name="T35">ελέγχει αν μία γραμμή ένος πίνακα περνάει το φίλτρο</text:span></text:p>
            </text:list-item>
            <text:list-item>
              <text:p text:style-name="P56"><text:span text:style-name="T43">applyFilter: </text:span><text:span text:style-name="T35">επιστρέφει τα προβλεπόμενα στατιστικά για έναν πίνακα στον οποίο έχει εφαρμοστεί το φίλτρο</text:span></text:p>
            </text:list-item>
            <text:list-item>
              <text:p text:style-name="P56"><text:span text:style-name="T43">mergeIfPossible: </text:span><text:span text:style-name="T35">προσπαθεί </text:span><text:span text:style-name="T37">να κάνει </text:span><text:span text:style-name="T45">merge </text:span><text:span text:style-name="T37">το φίλτρο με ένα άλλο</text:span></text:p>
            </text:list-item>
          </text:list>
        </text:list-item>
        <text:list-item>
          <text:p text:style-name="P59"><text:span text:style-name="T36">Το </text:span><text:span text:style-name="T7">FilterRange </text:span><text:span text:style-name="T36">προκύπτει από την συνένωση </text:span><text:span text:style-name="T7">FilterLesser </text:span><text:span text:style-name="T36">και </text:span><text:span text:style-name="T7">FilterGreater, </text:span><text:span text:style-name="T36">δηλαδή </text:span><text:span text:style-name="T38">είναι φίλτρο της μορφής (m</text:span><text:span text:style-name="T8"> &lt; a.x &lt; M). </text:span></text:p>
        </text:list-item>
        <text:list-item>
          <text:p text:style-name="P59"><text:span text:style-name="T38">Το </text:span><text:span text:style-name="T8">FilterSameTable </text:span><text:span text:style-name="T38">καλύπτει την περίπτωση σχέσης ισότητας στον ίδιο πίνακα (</text:span><text:span text:style-name="T8">a.x=a.y). </text:span></text:p>
        </text:list-item>
        <text:list-item>
          <text:p text:style-name="P59"><text:span text:style-name="T38">Το </text:span><text:span text:style-name="T8">FilterNumericValue </text:span><text:span text:style-name="T38">υπάρχει μόνο και μόνο γιατί τα τρία παιδιά του έχουν παρόμοια χαρακτηριστικά. </text:span></text:p>
        </text:list-item>
        <text:list-item>
          <text:p text:style-name="P59"><text:span text:style-name="T38">Τα φίλτρα </text:span><text:span text:style-name="T8">FilterEquals</text:span><text:span text:style-name="T38">(</text:span><text:span text:style-name="T8">a.x = n), FilterGreater(a.x &gt; m) </text:span><text:span text:style-name="T38">και </text:span><text:span text:style-name="T8">FilterLesser(a.x &lt; M) </text:span><text:span text:style-name="T38">λειτουργούν όπως δηλώνει το όνομά τους. Το μόνο φίλτρο το οποίο δεν υποστιρίζεται είναι αυτό της μορφής “</text:span><text:span text:style-name="T9">a.x&gt;b.y”.</text:span></text:p>
        </text:list-item>
      </text:list>
      <text:p text:style-name="P2"/>
      <text:p text:style-name="P12"><text:span text:style-name="T46">Τέλος δίδονται </text:span>τα<text:span text:style-name="T1"> columns </text:span><text:span text:style-name="T46">των πινάκων </text:span>τα οποία θα γίνουν <text:span text:style-name="T1">sum </text:span>για να βρεθεί το αποτέλεσμα, <text:span text:style-name="T47">τα οποία αποθηκεύονται σε μία δομή </text:span><text:span text:style-name="T12">TableColumn</text:span>. </text:p>
      <text:p text:style-name="P12"/>
      <text:p text:style-name="P13"><text:span text:style-name="T47">Όλη η παραπάνω πληροφορία εισάγεται σε μία δομή J</text:span><text:span text:style-name="T12">oin</text:span><text:span text:style-name="T4"> </text:span><text:span text:style-name="T39">η οποία με την σειρά της εισάγεται σε μία δομή </text:span><text:span text:style-name="T12">Metadata</text:span><text:span text:style-name="T5">. </text:span><text:span text:style-name="T53">Κατά την εισαγωγή γίνεται και έλεγχος ότι τα δεδομένα που δίνονται είναι σωστα </text:span><text:soft-page-break/><text:span text:style-name="T53">(π.χ. αν δοθεί ένα </text:span><text:span text:style-name="T17">Relation </text:span><text:span text:style-name="T53">με πίνακα που δεν υπάρχει πετιέται </text:span><text:span text:style-name="T17">exception</text:span><text:span text:style-name="T53">).</text:span><text:span text:style-name="T5"> </text:span><text:span text:style-name="T48">Με το που εισάγεται το </text:span><text:span text:style-name="T17">Join</text:span><text:span text:style-name="T48"> ξεκινάει ασύγχρονα ο υπολογισμός του αποτελέσματος. Όταν δοθεί μία γραμμή το γράμμα </text:span><text:span text:style-name="T13">F </text:span><text:span text:style-name="T48">το πρόγραμμα περιμένει να τελειώσει το κάθε </text:span><text:span text:style-name="T13">Join </text:span><text:span text:style-name="T48">και εμφανίζει το αποτέλεσμα.</text:span></text:p>
      <text:p text:style-name="P13"/>
      <text:p text:style-name="P14"><text:span text:style-name="T39">Η δομή </text:span><text:span text:style-name="T5">Metadata </text:span><text:span text:style-name="T39">περιέχει </text:span><text:span text:style-name="T13">4</text:span><text:span text:style-name="T39"> </text:span><text:span text:style-name="T5">Executors </text:span><text:span text:style-name="T39">οι οποίοι επιτρέπουν την παράλληλη εκτέλεση τμημάτων κώδικα. Οι </text:span><text:span text:style-name="T16">executors </text:span><text:span text:style-name="T52">είναι οι εξής:</text:span><text:span text:style-name="T16"> </text:span></text:p>
      <text:list xml:id="list1628565002" text:style-name="L3">
        <text:list-item>
          <text:p text:style-name="P53">batchExecutor: 1 thread, 100 queue size</text:p>
        </text:list-item>
        <text:list-item>
          <text:p text:style-name="P53">preloadExecutor: 3 threads, 100000 queue size</text:p>
        </text:list-item>
        <text:list-item>
          <text:p text:style-name="P53">joinExecutor: 6 threads, 100000 queue size</text:p>
        </text:list-item>
        <text:list-item>
          <text:p text:style-name="P53">hashExecutor: 6 threads, 100000 queue size</text:p>
        </text:list-item>
      </text:list>
      <text:p text:style-name="P3"/>
      <text:p text:style-name="P14"><text:span text:style-name="T39">Η χρήση πολλαπλών </text:span><text:span text:style-name="T6">Executors </text:span><text:span text:style-name="T40">μας επιτρέπει να ελέγχουμε καλύτερα την παραλληλία του κάθε τμήματος αλλάζοντας των αριθμό των </text:span><text:span text:style-name="T13">threads </text:span><text:span text:style-name="T48">του κάθε </text:span><text:span text:style-name="T13">Executor. </text:span><text:span text:style-name="T48">Επίσης μας επιτρέπουν να τρέχουμε παράλληλα αλληλεξαρτώμενα τμήματα κώδικα χωρίς να χρειάζεται να ανησυχούμε για </text:span><text:span text:style-name="T13">deadlocks, </text:span><text:span text:style-name="T48">αφού δεν υπάρχει περίπτωση να είναι </text:span><text:span text:style-name="T13">blocked </text:span><text:span text:style-name="T48">όλα τα </text:span><text:span text:style-name="T13">threads </text:span><text:span text:style-name="T48">περιμένοντας να τελειώσει κάποιο μελλοντικό </text:span><text:span text:style-name="T13">Job </text:span><text:span text:style-name="T48">το οποίο δεν θα βρει ποτέ ανοιχτό </text:span><text:span text:style-name="T13">thread </text:span><text:span text:style-name="T48">για να τρέξει.</text:span></text:p>
      <text:p text:style-name="P13"/>
      <text:p text:style-name="P16">Κάθε <text:span text:style-name="T1">Executor </text:span>έχει ένα <text:span text:style-name="T1">mutex </text:span><text:span text:style-name="T52">που ελέγχει τα </text:span><text:span text:style-name="T16">critical sections </text:span><text:span text:style-name="T52">του </text:span><text:span text:style-name="T16">queue</text:span><text:span text:style-name="T1"> </text:span>και δύο <text:span text:style-name="T1">condtions, </text:span>ένα για <text:span text:style-name="T1">insert </text:span>και ένα για <text:span text:style-name="T1">remove. </text:span>Τα <text:span text:style-name="T1">Runnable </text:span>εισάγονται σε ένα <text:span text:style-name="T1">queue to </text:span>οποίο έχει την μορφή ενός πίνακα. Τα <text:span text:style-name="T1">Runnable </text:span>εισάγονται και εξάγονται κυκλικά, από την αρχή προς το τέλος του πίνακα. Όταν η ουρά φτάσει στο τέλος του πίνακα, ξαναρχίζει από την αρχή. Με κάθε εισαγωγή γίνεται <text:span text:style-name="T1">signal </text:span>το <text:span text:style-name="T1">condition </text:span>για <text:span text:style-name="T1">insert </text:span>και ένα <text:span text:style-name="T1">worker thread </text:span>ξυπνάει για να αναλάβει το νέο <text:span text:style-name="T1">Job</text:span>. Κάθε φορά που ένα <text:span text:style-name="T1">worker thread </text:span>παίρνει ένα <text:span text:style-name="T1">Job </text:span>γίνεται <text:span text:style-name="T1">signal </text:span>το <text:span text:style-name="T1">condition </text:span>για <text:span text:style-name="T1">remove </text:span>και έτσι ώστε αν η ουρά ήταν πλήρης να μπορέσουν να εισαχθούν νέα <text:span text:style-name="T1">Job </text:span>σε αυτήν. <text:span text:style-name="T49">Όταν ένας </text:span><text:span text:style-name="T14">Executor </text:span><text:span text:style-name="T49">γίνεται </text:span><text:span text:style-name="T14">delete </text:span><text:span text:style-name="T49">κάνει πρώτα </text:span><text:span text:style-name="T14">shutdown κατά</text:span><text:span text:style-name="T49"> το οποίο γινεται </text:span><text:span text:style-name="T14">broadcast </text:span><text:span text:style-name="T49">στο </text:span><text:span text:style-name="T14">insert </text:span><text:span text:style-name="T49">έτσι ώστε να ξυπνήσουν όλα τα </text:span><text:span text:style-name="T14">threads </text:span><text:span text:style-name="T49">και να γίνουν </text:span><text:span text:style-name="T14">join </text:span><text:span text:style-name="T49">με το </text:span><text:span text:style-name="T14">deleting thread.</text:span></text:p>
      <text:p text:style-name="P4"/>
      <text:p text:style-name="P17">Κάθε <text:span text:style-name="T1">Executor </text:span>εκτελεί <text:span text:style-name="T1">Runnable. </text:span>Τα <text:span text:style-name="T1">Runnable </text:span>έχουν την παρακάτω ιεραρχία <text:span text:style-name="T15">(</text:span><text:span text:style-name="T51">με το βελάκι δηλώνεται ο </text:span><text:span text:style-name="T15">Executor </text:span><text:span text:style-name="T51">για κάθε </text:span><text:span text:style-name="T15">Job)</text:span>:</text:p>
      <text:list xml:id="list2262456731" text:style-name="L4">
        <text:list-item>
          <text:p text:style-name="P54">Runnable (abstract)</text:p>
          <text:list>
            <text:list-item>
              <text:p text:style-name="P55">Callable (abstract)</text:p>
              <text:list>
                <text:list-item>
                  <text:p text:style-name="P60"><text:span text:style-name="T10">BatchJoinJob </text:span>→ <text:span text:style-name="T15">batchExecutor</text:span></text:p>
                </text:list-item>
                <text:list-item>
                  <text:p text:style-name="P60"><text:span text:style-name="T10">HashTableJob </text:span>→ <text:span text:style-name="T15">joinExecutor</text:span></text:p>
                </text:list-item>
                <text:list-item>
                  <text:p text:style-name="P60"><text:span text:style-name="T10">HistogramJob </text:span>→ <text:span text:style-name="T15">hashExecutor</text:span></text:p>
                </text:list-item>
                <text:list-item>
                  <text:p text:style-name="P60"><text:span text:style-name="T10">JoinJob </text:span>→ <text:span text:style-name="T15">joinExecutor</text:span></text:p>
                </text:list-item>
                <text:list-item>
                  <text:p text:style-name="P60"><text:span text:style-name="T15">LoadRelationResultJob </text:span>→ <text:span text:style-name="T15">hashExecutor</text:span></text:p>
                </text:list-item>
                <text:list-item>
                  <text:p text:style-name="P60"><text:span text:style-name="T15">PartitionJob </text:span>→ <text:span text:style-name="T16">hashExecutor</text:span></text:p>
                </text:list-item>
                <text:list-item>
                  <text:p text:style-name="P60"><text:span text:style-name="T15">PreloadTableJob </text:span>→ <text:span text:style-name="T16">preloadExecutor</text:span></text:p>
                </text:list-item>
                <text:list-item>
                  <text:p text:style-name="P57">SumJob → <text:span text:style-name="T52">joinExecutor</text:span></text:p>
                </text:list-item>
              </text:list>
            </text:list-item>
          </text:list>
        </text:list-item>
      </text:list>
      <text:p text:style-name="P5"/>
      <text:p text:style-name="P18">Τα <text:span text:style-name="T1">Callable </text:span>περιέχουν ένα <text:span text:style-name="T1">mutex </text:span>για το αποτέλεσμα και ένα <text:span text:style-name="T1">condition. </text:span>Όταν ολοκληρωθεί η εκτέλεσή του γίνεται <text:span text:style-name="T1">broadcast </text:span>στο <text:span text:style-name="T1">condition </text:span>έτσι ώστε να συνεχίσουν την εκτέλεση όσα <text:span text:style-name="T1">threads </text:span>περιμένουν να τελειώσει.</text:p>
      <text:p text:style-name="P5"/>
      <text:p text:style-name="P18">Το <text:span text:style-name="T1">Join </text:span>πραγματοποιείται με το <text:span text:style-name="T1">BatchJoinJob. </text:span>Αν και υποστηρίζεται η παράλληλη εκτέλεση πολλών <text:span text:style-name="T1">Join </text:span>σε ένα <text:span text:style-name="T1">Batch, </text:span>δίνεται μόνο ένα <text:span text:style-name="T17">thread </text:span><text:span text:style-name="T53">στον</text:span> <text:span text:style-name="T1">executor </text:span>γιατί δεν προσφέρεται κανένα πλεονέκτημα από την παράλληλη εκτέλεση. Αντιθέτως η απόδοση χειροτερεύει <text:span text:style-name="T53">καθώς καταναλώνεται περισσότερη μνήμη και γίνονται πιο συχνά </text:span><text:span text:style-name="T17">context switches.</text:span></text:p>
      <text:p text:style-name="P6"/>
      <text:p text:style-name="P19">Το <text:span text:style-name="T1">Join </text:span>ξεκινάει με την μέθοδο Join::performJoin(). Στην αρχή γίνεται έλεγχος για κάποια <text:span text:style-name="T1">edge cases </text:span>(π.χ. 0 πίνακες ή <text:span text:style-name="T1">sum columns, </text:span>μόνο ένας πίνακας, κτλ.). Στην συνέχεια δημιουργούνται αντίγραφα των <text:span text:style-name="T19">MultipleColumnStats</text:span> των πινάκων που θα χρησιμοποιήσουμε στα οποία έχουν γίνει <text:soft-page-break/><text:span text:style-name="T1">applyFilter </text:span><text:span text:style-name="T54">όλα τα </text:span><text:span text:style-name="T18">Filter. </text:span><text:span text:style-name="T55">Επίσης, για κάθε πίνακα δημιουργείται μία δομή </text:span><text:span text:style-name="T19">JoinOrder. </text:span><text:span text:style-name="T55">Η δομή </text:span><text:span text:style-name="T19">JoinOrder </text:span><text:span text:style-name="T55">κρατά την σειρά με την οποία θα κάνουμε </text:span><text:span text:style-name="T19">join </text:span><text:span text:style-name="T55">τους πίνακες. Κάθε </text:span><text:span text:style-name="T19">MultipleColumnStats </text:span><text:span text:style-name="T55">και </text:span><text:span text:style-name="T19">JoinOrder </text:span><text:span text:style-name="T55">εισάγεται σε μία δομή </text:span><text:span text:style-name="T19">JoinOrderContainer </text:span><text:span text:style-name="T55">μαζί με το κόστος για κάθε </text:span><text:span text:style-name="T19">JoinOrder. </text:span><text:span text:style-name="T55">Ως συνάρτηση κόστους χρησιμοποιούμε το άθροισμα του αριθμού των </text:span><text:span text:style-name="T19">rows </text:span><text:span text:style-name="T55">κάθε ενδιάμεσου </text:span><text:span text:style-name="T19">join </text:span><text:span text:style-name="T55">(το οποίο στην αρχή είναι ίσο με τον αριθμό των </text:span><text:span text:style-name="T19">rows </text:span><text:span text:style-name="T55">του αρχικού πίνακα).</text:span></text:p>
      <text:p text:style-name="P19"/>
      <text:p text:style-name="P19"><text:span text:style-name="T55">Για τον υπολογισμό της τελικής σειράς των </text:span><text:span text:style-name="T19">join, </text:span><text:span text:style-name="T55">χρησιμοποιείται ο παρακάτω αλγόριθμος:</text:span></text:p>
      <text:p text:style-name="P19"/>
      <text:p text:style-name="P42">//All tables</text:p>
      <text:p text:style-name="P23">T = {T1, T2, T3, …, Tn}</text:p>
      <text:p text:style-name="P33"><text:span text:style-name="T60">//</text:span><text:span text:style-name="T61">Initialize BestTree for permutationSize 1</text:span></text:p>
      <text:p text:style-name="P30">for all Ti in T {</text:p>
      <text:p text:style-name="P30"><text:tab/>BestTree(1, {Ti}) = <text:span text:style-name="T20">(</text:span>Ti<text:span text:style-name="T20">)</text:span>; </text:p>
      <text:p text:style-name="P30">}</text:p>
      <text:p text:style-name="P33"><text:span text:style-name="T60">//</text:span><text:span text:style-name="T62">For all permutation sizes</text:span></text:p>
      <text:p text:style-name="P35">for (permutationSize = <text:span text:style-name="T22">1</text:span>; </text:p>
      <text:p text:style-name="P36"><text:tab/>permutationSize &lt; n </text:p>
      <text:p text:style-name="P36"><text:tab/><text:span text:style-name="T60">//</text:span><text:span text:style-name="T64">No need to keep iterating if we’ve already found all the trees</text:span></text:p>
      <text:p text:style-name="P36"><text:span text:style-name="T24"><text:tab/>and </text:span>BestTree(permutationSize) <text:span text:style-name="T24">is not empty</text:span>;</text:p>
      <text:p text:style-name="P35"><text:tab/>++permutationSize) {</text:p>
      <text:p text:style-name="P33"><text:tab/><text:span text:style-name="T60">//</text:span><text:span text:style-name="T62">For all orders in the previous permutation size</text:span></text:p>
      <text:p text:style-name="P31"><text:tab/>for all S in BestTree(permutationSize) { </text:p>
      <text:p text:style-name="P23"><text:span text:style-name="T56"><text:tab/><text:tab/></text:span><text:span text:style-name="T59">allDisconnected</text:span><text:span text:style-name="T57"> = true;</text:span></text:p>
      <text:p text:style-name="P24"><text:span text:style-name="T57"><text:tab/><text:tab/></text:span><text:span text:style-name="T65">//</text:span><text:span text:style-name="T66">For all tables that are not already in this order and can be joined with it</text:span></text:p>
      <text:p text:style-name="P34"><text:tab/><text:tab/>for all Ti in T </text:p>
      <text:p text:style-name="P34"><text:tab/><text:tab/><text:tab/>and Ti not in S</text:p>
      <text:p text:style-name="P34"><text:tab/><text:tab/><text:tab/><text:span text:style-name="T23">and exists JoinRelation from S to Ti</text:span> {</text:p>
      <text:p text:style-name="P34"><text:tab/><text:tab/><text:tab/><text:span text:style-name="T23">allDisconnected = false;</text:span></text:p>
      <text:p text:style-name="P33"><text:tab/><text:tab/><text:tab/><text:span text:style-name="T60">//</text:span><text:span text:style-name="T62">Add the table to the end of the order</text:span></text:p>
      <text:p text:style-name="P32"><text:tab/><text:tab/><text:tab/><text:span text:style-name="T20">S’ = S </text:span><text:span text:style-name="T21">concat Ti</text:span></text:p>
      <text:p text:style-name="P33"><text:span text:style-name="T21"><text:tab/><text:tab/><text:tab/></text:span><text:span text:style-name="T60">//</text:span><text:span text:style-name="T62">If this order for this set is better than previously tested orders for this set</text:span></text:p>
      <text:p text:style-name="P32"><text:span text:style-name="T21"><text:tab/><text:tab/><text:tab/>if(</text:span>BestTree<text:span text:style-name="T21">(</text:span>permutationSize<text:span text:style-name="T21">+1, S’) not set </text:span></text:p>
      <text:p text:style-name="P32"><text:span text:style-name="T21"><text:tab/><text:tab/><text:tab/><text:tab/>or cost(S’)</text:span><text:span text:style-name="T20"> </text:span><text:span text:style-name="T21">&lt; cost(</text:span>BestTree<text:span text:style-name="T21">(</text:span>permutationSize<text:span text:style-name="T21">+1, S’))) {</text:span></text:p>
      <text:p text:style-name="P32"><text:span text:style-name="T21"><text:tab/><text:tab/><text:tab/><text:tab/></text:span>BestTree<text:span text:style-name="T21">(</text:span>permutationSize<text:span text:style-name="T21">+1, S’) = S’</text:span></text:p>
      <text:p text:style-name="P39"><text:tab/><text:tab/><text:tab/>}</text:p>
      <text:p text:style-name="P30"><text:tab/><text:tab/>}</text:p>
      <text:p text:style-name="P33"><text:tab/><text:tab/><text:span text:style-name="T60">//</text:span><text:span text:style-name="T62">If </text:span><text:span text:style-name="T63">this tree is disconnected, then save it for later</text:span></text:p>
      <text:p text:style-name="P25"><text:span text:style-name="T56"><text:tab/><text:tab/></text:span><text:span text:style-name="T57">if(</text:span><text:span text:style-name="T59">allDisconnected</text:span><text:span text:style-name="T57"> </text:span><text:span text:style-name="T58">and </text:span><text:span text:style-name="T56">permutationSize !</text:span><text:span text:style-name="T58">= 1</text:span><text:span text:style-name="T57">) {</text:span></text:p>
      <text:p text:style-name="P37"><text:tab/><text:tab/><text:tab/>FinalTree<text:span text:style-name="T20">(S) = S;</text:span></text:p>
      <text:p text:style-name="P38"><text:tab/><text:tab/>}</text:p>
      <text:p text:style-name="P30"><text:tab/>}</text:p>
      <text:p text:style-name="P30">}</text:p>
      <text:p text:style-name="P35"><text:span text:style-name="T60">//</text:span><text:span text:style-name="T63">If we manage to fill the last permutation size, add it to the finalTree</text:span></text:p>
      <text:p text:style-name="P40"><text:span text:style-name="T1">if(</text:span><text:span text:style-name="T67">BestTree</text:span><text:span text:style-name="T1">(n, T) is set) {</text:span></text:p>
      <text:p text:style-name="P41"><text:tab/>FinalTree(T) = BestTree(n, T)</text:p>
      <text:p text:style-name="P41">}</text:p>
      <text:p text:style-name="P30"/>
      <text:p text:style-name="P20">Οπότε στο τέλος καταλήγουμε με ένα <text:span text:style-name="T1">JoinOrderContainer </text:span><text:span text:style-name="T25">FinalTree</text:span><text:span text:style-name="T1"> </text:span>το οποίο περιέχει τα <text:span text:style-name="T1">JoinOrder </text:span>τα οποία θα χρησιμοποιήσουμε.</text:p>
      <text:p text:style-name="P20"/>
      <text:p text:style-name="P26">Αφού βρούμε τα <text:span text:style-name="T1">JoinOrder </text:span>γνωρίζουμε πλέον και ποια <text:span text:style-name="T1">columns </text:span>θα χρειαστούμε για κάθε <text:span text:style-name="T1">Join, </text:span>οπότε για κάθε πίνακα ξεκινάμε ένα <text:span text:style-name="T1">PreloadTableJob </text:span>το οποίο θα φορτώσει και θα φιλτράρει τα <text:span text:style-name="T1">Columns </text:span>του πίνακα που χρειαζόμαστε σε ένα <text:span text:style-name="T1">Relation. </text:span>Κάθε <text:span text:style-name="T1">Relation </text:span>αποτελείται από μία σειρά από <text:span text:style-name="T1">Tuples, </text:span>ένα για κάθε γραμμή του πίνακα<text:span text:style-name="T1">. </text:span>Κάθε <text:span text:style-name="T1">Tuple </text:span>αποτελείται από τον αριθμό γραμμής κάθε πινάκα από τον οποίο προέκυψε <text:span text:style-name="T68">και τα περιεχόμενα των στηλών που μας ενδιαφέρουν.</text:span></text:p>
      <text:p text:style-name="P22"/>
      <text:p text:style-name="P26">Για κάθε <text:span text:style-name="T1">JoinOrder </text:span>ξεκινάμε με τους δύο πρώτους πίνακες τους οποίους κάνουμε <text:span text:style-name="T1">Join. </text:span>Στην συνέχεια κάθε επόμενος πίνακας γίνεται <text:span text:style-name="T1">Join </text:span>με το αποτέλεσμα του προηγούμενου <text:span text:style-name="T1">Join. </text:span><text:span text:style-name="T73">(Για την </text:span><text:soft-page-break/><text:span text:style-name="T73">φόρτωση ενός </text:span><text:span text:style-name="T30">ResultContainer </text:span><text:span text:style-name="T73">σε </text:span><text:span text:style-name="T30">Relation </text:span><text:span text:style-name="T73">χρησιμοποιείται το </text:span><text:span text:style-name="T30">LoadRelationResultJob.)</text:span><text:span text:style-name="T1"> </text:span><text:span text:style-name="T68">Για κάθε </text:span><text:span text:style-name="T26">Join </text:span><text:span text:style-name="T68">βρίσκουμε κάθε </text:span><text:span text:style-name="T26">JoinRelation </text:span><text:span text:style-name="T68">το οποίο χρησιμοποιεί τον νέο πίνακα και οποιονδήποτε από τους προηγούμενους πίνακες που έχουμε χρησιμοποιήσει. Το πρώτο </text:span><text:span text:style-name="T26">JoinRelation </text:span><text:span text:style-name="T68">που θα βρούμε θα χρησιμοποιηθεί για να πραγματοποιηθεί το </text:span><text:span text:style-name="T26">radixHashJoin </text:span><text:span text:style-name="T68">ενώ όλα τα υπόλοιπα θα χρησιμοποιηθούν σαν </text:span><text:span text:style-name="T27">sameTable </text:span><text:span text:style-name="T68">φίλτρα στο αποτέλεσμα. (Σαν βελτίωση θα μπορούσαμε να χρησιμοποιήσουμε τα στατιστικά για να αποφασίσουμε ποιο </text:span><text:span text:style-name="T26">JoinRelation </text:span><text:span text:style-name="T68">θα είχε τα καλύτερα αποτελέσματα στο </text:span><text:span text:style-name="T26">radixHashJoin, </text:span><text:span text:style-name="T68">αλλά για το συγκεκριμένο </text:span><text:span text:style-name="T26">dataset </text:span><text:span text:style-name="T68">δεν φαίνεται να είχε σημασία.)</text:span></text:p>
      <text:p text:style-name="P20"/>
      <text:p text:style-name="P27">Για <text:span text:style-name="T69">τους δύο πίνακες που θα κάνουμε </text:span><text:span text:style-name="T27">Join </text:span><text:span text:style-name="T69">δημιουργείται ένα </text:span><text:span text:style-name="T27">HashTableJob </text:span><text:span text:style-name="T69">το οποίο δημιουργεί το </text:span><text:span text:style-name="T27">HashTable </text:span><text:span text:style-name="T69">για κάθε πίνακα. Το </text:span><text:span text:style-name="T27">HashTable </text:span><text:span text:style-name="T69">κατά την δημιουργία του χωρίζει τα δεδομένα σε κομμάτια των 5000000. Για κάθε κομμάτι εκτός του τελευταίου, δημιουργεί ένα </text:span><text:span text:style-name="T27">HistogramJob </text:span><text:span text:style-name="T69">το οποίο υπολογίζει το </text:span><text:span text:style-name="T27">Histogram </text:span><text:span text:style-name="T69">για αυτό το κομμάτι. Το τελευταίο κομμάτι </text:span><text:span text:style-name="T27">(</text:span><text:span text:style-name="T69">το οποίο γίνεται </text:span><text:span text:style-name="T27">modulo </text:span><text:span text:style-name="T69">και άρα το πιο πιθανό θα είναι μικρότερο) εκτελείται στο ίδιο </text:span><text:span text:style-name="T27">thread </text:span><text:span text:style-name="T69">όσο περιμένουμε να τελειώσουν τα άλλα </text:span><text:span text:style-name="T27">Jobs. </text:span><text:span text:style-name="T69">Με το που τελειώνει ένα j</text:span><text:span text:style-name="T27">ob </text:span><text:span text:style-name="T69">το h</text:span><text:span text:style-name="T27">istogram </text:span><text:span text:style-name="T69">γίνεται </text:span><text:span text:style-name="T27">merge </text:span><text:span text:style-name="T69">με τα υπόλοιπα</text:span><text:span text:style-name="T27">. </text:span><text:span text:style-name="T69">Στην συνέχεια για κάθε </text:span><text:span text:style-name="T27">segment </text:span><text:span text:style-name="T69">δημιουργούμε ένα </text:span><text:span text:style-name="T27">PartitionJob </text:span><text:span text:style-name="T69">το οποίο θα αντγράψει τα δεδομένα στον κάθε κουβά. Ακολουθείται η ίδια λογική με παραπάνω, μόνο που τώρα αντί να γίνονται </text:span><text:span text:style-name="T27">merge </text:span><text:span text:style-name="T69">τα αποτελέσματα το κάθε </text:span><text:span text:style-name="T27">thread </text:span><text:span text:style-name="T69">γράφει στο δικό του κομμάτι του ίδιου πίνακα.</text:span></text:p>
      <text:p text:style-name="P27"/>
      <text:p text:style-name="P28">Ο αριθμός των κουβάδων αποφασίζεται δυναμικά με τον παρακάτω πίνακα:</text:p>
      <table:table table:name="BitmasBuckets" table:style-name="BitmasBuckets">
        <table:table-column table:style-name="BitmasBuckets.A"/>
        <table:table-column table:style-name="BitmasBuckets.B"/>
        <table:table-column table:style-name="BitmasBuckets.C"/>
        <table:table-header-rows>
          <table:table-row>
            <table:table-cell table:style-name="BitmasBuckets.A1" office:value-type="string">
              <text:p text:style-name="P49">Number of Rows</text:p>
            </table:table-cell>
            <table:table-cell table:style-name="BitmasBuckets.A1" office:value-type="string">
              <text:p text:style-name="P49">Bitmask Size</text:p>
            </table:table-cell>
            <table:table-cell table:style-name="BitmasBuckets.C1" office:value-type="string">
              <text:p text:style-name="P49">Number of Buckets</text:p>
            </table:table-cell>
          </table:table-row>
        </table:table-header-rows>
        <table:table-row>
          <table:table-cell table:style-name="BitmasBuckets.A2" office:value-type="string">
            <text:p text:style-name="P44">&lt;100</text:p>
          </table:table-cell>
          <table:table-cell table:style-name="BitmasBuckets.A2" office:value-type="string">
            <text:p text:style-name="P44">1</text:p>
          </table:table-cell>
          <table:table-cell table:style-name="BitmasBuckets.C2" office:value-type="string">
            <text:p text:style-name="P46">2</text:p>
          </table:table-cell>
        </table:table-row>
        <table:table-row>
          <table:table-cell table:style-name="BitmasBuckets.A2" office:value-type="string">
            <text:p text:style-name="P44">&lt;1000</text:p>
          </table:table-cell>
          <table:table-cell table:style-name="BitmasBuckets.A2" office:value-type="string">
            <text:p text:style-name="P44">2</text:p>
          </table:table-cell>
          <table:table-cell table:style-name="BitmasBuckets.C2" office:value-type="string">
            <text:p text:style-name="P46">4</text:p>
          </table:table-cell>
        </table:table-row>
        <table:table-row>
          <table:table-cell table:style-name="BitmasBuckets.A2" office:value-type="string">
            <text:p text:style-name="P44">&lt;10000</text:p>
          </table:table-cell>
          <table:table-cell table:style-name="BitmasBuckets.A2" office:value-type="string">
            <text:p text:style-name="P44">3</text:p>
          </table:table-cell>
          <table:table-cell table:style-name="BitmasBuckets.C2" office:value-type="string">
            <text:p text:style-name="P46">8</text:p>
          </table:table-cell>
        </table:table-row>
        <table:table-row>
          <table:table-cell table:style-name="BitmasBuckets.A2" office:value-type="string">
            <text:p text:style-name="P44">&lt;100000</text:p>
          </table:table-cell>
          <table:table-cell table:style-name="BitmasBuckets.A2" office:value-type="string">
            <text:p text:style-name="P44">4</text:p>
          </table:table-cell>
          <table:table-cell table:style-name="BitmasBuckets.C2" office:value-type="string">
            <text:p text:style-name="P46">16</text:p>
          </table:table-cell>
        </table:table-row>
        <table:table-row>
          <table:table-cell table:style-name="BitmasBuckets.A2" office:value-type="string">
            <text:p text:style-name="P44">&lt;1000000</text:p>
          </table:table-cell>
          <table:table-cell table:style-name="BitmasBuckets.A2" office:value-type="string">
            <text:p text:style-name="P44">5</text:p>
          </table:table-cell>
          <table:table-cell table:style-name="BitmasBuckets.C2" office:value-type="string">
            <text:p text:style-name="P46">32</text:p>
          </table:table-cell>
        </table:table-row>
        <table:table-row>
          <table:table-cell table:style-name="BitmasBuckets.A2" office:value-type="string">
            <text:p text:style-name="P44">&lt;3000000</text:p>
          </table:table-cell>
          <table:table-cell table:style-name="BitmasBuckets.A2" office:value-type="string">
            <text:p text:style-name="P44">6</text:p>
          </table:table-cell>
          <table:table-cell table:style-name="BitmasBuckets.C2" office:value-type="string">
            <text:p text:style-name="P46">64</text:p>
          </table:table-cell>
        </table:table-row>
        <table:table-row>
          <table:table-cell table:style-name="BitmasBuckets.A2" office:value-type="string">
            <text:p text:style-name="P44">&lt;5000000</text:p>
          </table:table-cell>
          <table:table-cell table:style-name="BitmasBuckets.A2" office:value-type="string">
            <text:p text:style-name="P44">7</text:p>
          </table:table-cell>
          <table:table-cell table:style-name="BitmasBuckets.C2" office:value-type="string">
            <text:p text:style-name="P46">128</text:p>
          </table:table-cell>
        </table:table-row>
        <table:table-row>
          <table:table-cell table:style-name="BitmasBuckets.A2" office:value-type="string">
            <text:p text:style-name="P44">&lt;7000000</text:p>
          </table:table-cell>
          <table:table-cell table:style-name="BitmasBuckets.A2" office:value-type="string">
            <text:p text:style-name="P44">8</text:p>
          </table:table-cell>
          <table:table-cell table:style-name="BitmasBuckets.C2" office:value-type="string">
            <text:p text:style-name="P46">256</text:p>
          </table:table-cell>
        </table:table-row>
        <table:table-row>
          <table:table-cell table:style-name="BitmasBuckets.A2" office:value-type="string">
            <text:p text:style-name="P44">&lt;10000000</text:p>
          </table:table-cell>
          <table:table-cell table:style-name="BitmasBuckets.A2" office:value-type="string">
            <text:p text:style-name="P44">9</text:p>
          </table:table-cell>
          <table:table-cell table:style-name="BitmasBuckets.C2" office:value-type="string">
            <text:p text:style-name="P46">512</text:p>
          </table:table-cell>
        </table:table-row>
        <table:table-row>
          <table:table-cell table:style-name="BitmasBuckets.A2" office:value-type="string">
            <text:p text:style-name="P44">&lt;40000000</text:p>
          </table:table-cell>
          <table:table-cell table:style-name="BitmasBuckets.A2" office:value-type="string">
            <text:p text:style-name="P44">10</text:p>
          </table:table-cell>
          <table:table-cell table:style-name="BitmasBuckets.C2" office:value-type="string">
            <text:p text:style-name="P46">1024</text:p>
          </table:table-cell>
        </table:table-row>
        <table:table-row>
          <table:table-cell table:style-name="BitmasBuckets.A2" office:value-type="string">
            <text:p text:style-name="P44">&lt;70000000</text:p>
          </table:table-cell>
          <table:table-cell table:style-name="BitmasBuckets.A2" office:value-type="string">
            <text:p text:style-name="P44">11</text:p>
          </table:table-cell>
          <table:table-cell table:style-name="BitmasBuckets.C2" office:value-type="string">
            <text:p text:style-name="P46">2048</text:p>
          </table:table-cell>
        </table:table-row>
        <table:table-row>
          <table:table-cell table:style-name="BitmasBuckets.A2" office:value-type="string">
            <text:p text:style-name="P44">&lt;100000000</text:p>
          </table:table-cell>
          <table:table-cell table:style-name="BitmasBuckets.A2" office:value-type="string">
            <text:p text:style-name="P44">12</text:p>
          </table:table-cell>
          <table:table-cell table:style-name="BitmasBuckets.C2" office:value-type="string">
            <text:p text:style-name="P46">4096</text:p>
          </table:table-cell>
        </table:table-row>
        <table:table-row>
          <table:table-cell table:style-name="BitmasBuckets.A2" office:value-type="string">
            <text:p text:style-name="P44">&gt;=100000000</text:p>
          </table:table-cell>
          <table:table-cell table:style-name="BitmasBuckets.A2" office:value-type="string">
            <text:p text:style-name="P44">13</text:p>
          </table:table-cell>
          <table:table-cell table:style-name="BitmasBuckets.C2" office:value-type="string">
            <text:p text:style-name="P46">8192</text:p>
          </table:table-cell>
        </table:table-row>
      </table:table>
      <text:p text:style-name="P28"/>
      <text:p text:style-name="P20"/>
      <text:p text:style-name="P28">Εάν έχουμε ένα <text:span text:style-name="T1">ResultContainer </text:span>αντικείμενο από προηγούμενη εκτέλεση προσπαθούμε να το επαναχρησιμοποιήσουμε για να μην χρειαστεί να ξανακάνουμε <text:span text:style-name="T1">allocate </text:span>μνήμη. Για αυτό τον λόγο προσπαθούμε να μοιράσουμε τα κομμάτια του, τουλάχιστον ένα σε κάθε κουβά.</text:p>
      <text:p text:style-name="P20"/>
      <text:p text:style-name="P43">Για κάθε κουβά δημιουργείται ένα <text:span text:style-name="T1">JoinJob. </text:span>Το <text:span text:style-name="T1">JoinJob </text:span>δημιουργεί την <text:span text:style-name="T71">δομή </text:span><text:span text:style-name="T28">BucketAndChain</text:span> γ<text:span text:style-name="T71">ια τον </text:span>κουβά του<text:span text:style-name="T71"> μεγαλύτερο</text:span>υ<text:span text:style-name="T71"> από τους δύο πίνακες. Για το </text:span><text:span text:style-name="T29">hashing </text:span><text:span text:style-name="T72">του </text:span><text:span text:style-name="T29">sub-bucket </text:span><text:span text:style-name="T72">χρησιμοποιείται </text:span><text:span text:style-name="T29">bitshift </text:span><text:span text:style-name="T72">για να κάνουμε πιο ομοιόμορφα τα αποτελέσματα και </text:span><text:span text:style-name="T29">modulo </text:span><text:span text:style-name="T72">για να αποφασίσουμε σε ποιον </text:span><text:span text:style-name="T29">sub-bucket</text:span><text:span text:style-name="T72"> θα τα πάμε. </text:span>Ο αριθμός των <text:span text:style-name="T1">sub-bucket</text:span> του <text:span text:style-name="T1">Bucket </text:span>αποφασίζεται δυναμικά με τον παρακάτω πίνακα:</text:p>
      <text:p text:style-name="P29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51">Bucket size</text:p>
            </table:table-cell>
            <table:table-cell table:style-name="Table1.B1" office:value-type="string">
              <text:p text:style-name="P50">Number of <text:span text:style-name="T70">Sub-</text:span>Buckets</text:p>
            </table:table-cell>
          </table:table-row>
        </table:table-header-rows>
        <table:table-row>
          <table:table-cell table:style-name="Table1.A2" office:value-type="string">
            <text:p text:style-name="P45">&lt;100</text:p>
          </table:table-cell>
          <table:table-cell table:style-name="Table1.B2" office:value-type="string">
            <text:p text:style-name="P48">10</text:p>
          </table:table-cell>
        </table:table-row>
        <table:table-row>
          <table:table-cell table:style-name="Table1.A2" office:value-type="string">
            <text:p text:style-name="P45">&lt;1000</text:p>
          </table:table-cell>
          <table:table-cell table:style-name="Table1.B2" office:value-type="string">
            <text:p text:style-name="P48">20</text:p>
          </table:table-cell>
        </table:table-row>
        <table:table-row>
          <table:table-cell table:style-name="Table1.A2" office:value-type="string">
            <text:p text:style-name="P45">&lt;10000</text:p>
          </table:table-cell>
          <table:table-cell table:style-name="Table1.B2" office:value-type="string">
            <text:p text:style-name="P48">30</text:p>
          </table:table-cell>
        </table:table-row>
        <table:table-row>
          <table:table-cell table:style-name="Table1.A2" office:value-type="string">
            <text:p text:style-name="P45">&lt;100000</text:p>
          </table:table-cell>
          <table:table-cell table:style-name="Table1.B2" office:value-type="string">
            <text:p text:style-name="P47">40</text:p>
          </table:table-cell>
        </table:table-row>
        <table:table-row>
          <table:table-cell table:style-name="Table1.A2" office:value-type="string">
            <text:p text:style-name="P45">&lt;1000000</text:p>
          </table:table-cell>
          <table:table-cell table:style-name="Table1.B2" office:value-type="string">
            <text:p text:style-name="P47">50</text:p>
          </table:table-cell>
        </table:table-row>
        <table:table-row>
          <table:table-cell table:style-name="Table1.A2" office:value-type="string">
            <text:p text:style-name="P45">&lt;3000000</text:p>
          </table:table-cell>
          <table:table-cell table:style-name="Table1.B2" office:value-type="string">
            <text:p text:style-name="P47">60</text:p>
          </table:table-cell>
        </table:table-row>
        <table:table-row>
          <table:table-cell table:style-name="Table1.A2" office:value-type="string">
            <text:p text:style-name="P45">&lt;5000000</text:p>
          </table:table-cell>
          <table:table-cell table:style-name="Table1.B2" office:value-type="string">
            <text:p text:style-name="P47">70</text:p>
          </table:table-cell>
        </table:table-row>
        <table:table-row>
          <table:table-cell table:style-name="Table1.A2" office:value-type="string">
            <text:p text:style-name="P45">&lt;7000000</text:p>
          </table:table-cell>
          <table:table-cell table:style-name="Table1.B2" office:value-type="string">
            <text:p text:style-name="P47">80</text:p>
          </table:table-cell>
        </table:table-row>
        <table:table-row>
          <table:table-cell table:style-name="Table1.A2" office:value-type="string">
            <text:p text:style-name="P45">&lt;10000000</text:p>
          </table:table-cell>
          <table:table-cell table:style-name="Table1.B2" office:value-type="string">
            <text:p text:style-name="P47">90</text:p>
          </table:table-cell>
        </table:table-row>
        <table:table-row>
          <table:table-cell table:style-name="Table1.A2" office:value-type="string">
            <text:p text:style-name="P45">&lt;40000000</text:p>
          </table:table-cell>
          <table:table-cell table:style-name="Table1.B2" office:value-type="string">
            <text:p text:style-name="P47">100</text:p>
          </table:table-cell>
        </table:table-row>
        <table:table-row>
          <table:table-cell table:style-name="Table1.A2" office:value-type="string">
            <text:p text:style-name="P45">&lt;70000000</text:p>
          </table:table-cell>
          <table:table-cell table:style-name="Table1.B2" office:value-type="string">
            <text:p text:style-name="P47">110</text:p>
          </table:table-cell>
        </table:table-row>
        <table:table-row>
          <table:table-cell table:style-name="Table1.A2" office:value-type="string">
            <text:p text:style-name="P45">&lt;100000000</text:p>
          </table:table-cell>
          <table:table-cell table:style-name="Table1.B2" office:value-type="string">
            <text:p text:style-name="P47">120</text:p>
          </table:table-cell>
        </table:table-row>
        <table:table-row>
          <table:table-cell table:style-name="Table1.A2" office:value-type="string">
            <text:p text:style-name="P45">&gt;=100000000</text:p>
          </table:table-cell>
          <table:table-cell table:style-name="Table1.B2" office:value-type="string">
            <text:p text:style-name="P47">130</text:p>
          </table:table-cell>
        </table:table-row>
      </table:table>
      <text:p text:style-name="P21"/>
      <text:p text:style-name="P62">Τέλος πραγματοποιείται το <text:span text:style-name="T1">join </text:span>ψάχνοντας τ<text:span text:style-name="T73">ο κατάλληλο</text:span> <text:span text:style-name="T1">subBucket </text:span><text:span text:style-name="T73">για κάθε </text:span><text:span text:style-name="T30">Tuple</text:span><text:span text:style-name="T1">. </text:span><text:span text:style-name="T73">Μόλις βρούμε ένα </text:span><text:span text:style-name="T30">match, </text:span><text:span text:style-name="T73">τσεκάρουμε επίσης αν ταιριάζουν και με τα υπόλοιπα </text:span><text:span text:style-name="T30">relations προτού</text:span><text:span text:style-name="T73"> το βάλουμε στο αποτέλεσμα.</text:span></text:p>
      <text:p text:style-name="P20"/>
      <text:p text:style-name="P20">Εάν μετά την χρήση των <text:span text:style-name="T1">JoinOrder </text:span>δεν γίνουν <text:span text:style-name="T1">join </text:span>όλοι οι πίνακες (ή στην ειδική περίπτωση όπου δεν υπάρχει κανένα <text:span text:style-name="T1">JoinRelation) </text:span>οι υπόλοιποι πίνακες γίνονται <text:span text:style-name="T1">cartesian product.</text:span></text:p>
      <text:p text:style-name="P7"/>
      <text:p text:style-name="P27">Τέλος για κάθε <text:span text:style-name="T31">Result segment τ</text:span><text:span text:style-name="T74">ου τελικού </text:span><text:span text:style-name="T31">ResultContainer </text:span><text:span text:style-name="T74">(δηλαδή του πλήρως </text:span><text:span text:style-name="T31">joined </text:span><text:span text:style-name="T74">τελικού πίνακα) δημιουργείται ένα </text:span><text:span text:style-name="T31">SumJob </text:span><text:span text:style-name="T74">το οποίο υπολογίζει το ζητούμενο </text:span><text:span text:style-name="T31">sum </text:span><text:span text:style-name="T74">για κάθε </text:span><text:span text:style-name="T31">column, </text:span><text:span text:style-name="T74">τα οποία γίνονται </text:span><text:span text:style-name="T31">merge </text:span><text:span text:style-name="T74">για να βρούμε το τελικό αποτέλεσμα.</text:span></text:p>
      <text:p text:style-name="P27"/>
      <text:p text:style-name="P64">Η δοκιμές για την απόδοση του προγράμματος πραγματοποιήθηκαν σε ένα μηχάνημα με 6 πυρήνες <text:span text:style-name="T1">3,3</text:span> <text:span text:style-name="T1">GHz </text:span>και με 8 <text:span text:style-name="T1">GB </text:span>μνήμης <text:span text:style-name="T1">Dual Channel</text:span>. Από αυτά γύρω στο μισό ήταν πραγματικά <text:span text:style-name="T1">usable </text:span>λόγω άλλων <text:span text:style-name="T1">processes, </text:span>για αυτό το λόγο το μεγάλο <text:span text:style-name="T1">dataset </text:span>έκανε πολύ ώρα να ολοκληρωθεί γιατί γίνονται πολλά <text:span text:style-name="T1">writes </text:span>στο δίσκο. Για αυτό και δεν αναγράφονται χρόνοι για το μεγάλο <text:span text:style-name="T1">dataset, </text:span>μόνο το μικρό. <text:span text:style-name="T1">Detailed specs </text:span>μπορείτε να βρείτε στο <text:span text:style-name="T1">mySpecs.htm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20:05:37.566000000</meta:creation-date>
    <dc:date>2019-01-20T13:14:25.186000000</dc:date>
    <meta:editing-duration>PT4H6M54S</meta:editing-duration>
    <meta:editing-cycles>23</meta:editing-cycles>
    <meta:generator>LibreOffice/5.4.3.2$Windows_X86_64 LibreOffice_project/92a7159f7e4af62137622921e809f8546db437e5</meta:generator>
    <meta:document-statistic meta:table-count="2" meta:image-count="0" meta:object-count="0" meta:page-count="5" meta:paragraph-count="165" meta:word-count="1871" meta:character-count="11864" meta:non-whitespace-character-count="10116"/>
  </office:meta>
</office:document-meta>
</file>